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3"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00" style:font-size-asian="12pt" style:font-weight-asian="bold" style:font-size-complex="12pt" style:font-weight-complex="bold"/>
    </style:style>
    <style:style style:name="P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167ed0" officeooo:paragraph-rsid="00167ed0" style:text-blinking="false" fo:background-color="#ffff00" style:font-size-asian="12pt" style:font-weight-asian="bold" style:font-size-complex="12pt" style:font-weight-complex="bold"/>
    </style:style>
    <style:style style:name="P5" style:family="paragraph" style:parent-style-name="Preformatted_20_Text">
      <style:paragraph-properties fo:margin-left="0in" fo:margin-right="0in" fo:orphans="2" fo:widows="2" fo:text-indent="0in" style:auto-text-indent="false"/>
    </style:style>
    <style:style style:name="P6"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7" style:family="paragraph" style:parent-style-name="Preformatted_20_Text">
      <style:paragraph-properties fo:orphans="2" fo:widows="2"/>
    </style:style>
    <style:style style:name="P8" style:family="paragraph" style:parent-style-name="Preformatted_20_Text">
      <style:paragraph-properties fo:margin-top="0in" fo:margin-bottom="0.1965in" style:contextual-spacing="false" fo:orphans="2" fo:widows="2"/>
    </style:style>
    <style:style style:name="P9" style:family="paragraph" style:parent-style-name="Standard">
      <style:text-properties fo:font-weight="bold" fo:background-color="#ffff00" style:font-weight-asian="bold" style:font-weight-complex="bold"/>
    </style:style>
    <style:style style:name="P10" style:family="paragraph" style:parent-style-name="Text_20_body">
      <style:paragraph-properties fo:margin-left="0in" fo:margin-right="0in" fo:line-height="150%" fo:orphans="2" fo:widows="2" fo:text-indent="0in" style:auto-text-indent="false"/>
    </style:style>
    <style:style style:name="P11" style:family="paragraph" style:parent-style-name="Standard">
      <style:paragraph-properties fo:text-align="center" style:justify-single-word="false"/>
      <style:text-properties officeooo:rsid="0019ab0a" officeooo:paragraph-rsid="0019ab0a"/>
    </style:style>
    <style:style style:name="P12" style:family="paragraph" style:parent-style-name="Standard">
      <style:paragraph-properties fo:text-align="start" style:justify-single-word="false"/>
      <style:text-properties officeooo:rsid="0019ab0a" officeooo:paragraph-rsid="0019ab0a"/>
    </style:style>
    <style:style style:name="P13" style:family="paragraph" style:parent-style-name="Standard">
      <style:paragraph-properties fo:text-align="start" style:justify-single-word="false"/>
      <style:text-properties fo:font-weight="bold" officeooo:rsid="0019ab0a" officeooo:paragraph-rsid="0019ab0a" style:font-weight-asian="bold" style:font-weight-complex="bold"/>
    </style:style>
    <style:style style:name="P14" style:family="paragraph" style:parent-style-name="Standard">
      <style:paragraph-properties fo:text-align="start" style:justify-single-word="false"/>
      <style:text-properties fo:font-weight="normal" officeooo:rsid="0019ab0a" officeooo:paragraph-rsid="0019ab0a" style:font-weight-asian="normal" style:font-weight-complex="normal"/>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5"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880000" loext:opacity="100%" style:font-name="FiraCode NF" fo:font-size="12pt" fo:letter-spacing="normal" fo:font-style="normal" fo:font-weight="normal" fo:background-color="#f3f3f3" loext:char-shading-value="0"/>
    </style:style>
    <style:style style:name="T7" style:family="text">
      <style:text-properties fo:font-weight="bold" style:font-weight-asian="bold" style:font-weight-complex="bold"/>
    </style:style>
    <style:style style:name="T8" style:family="text">
      <style:text-properties fo:background-color="#ffff00" loext:char-shading-value="0"/>
    </style:style>
    <style:style style:name="T9"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9">https://github.com/marty1885?tab=repositories</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10"><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5"><text:span text:style-name="Source_20_Text"><text:span text:style-name="T4">cd</text:span></text:span><text:span text:style-name="Source_20_Text"><text:span text:style-name="T5"> /usr/lib</text:span></text:span></text:p>
      <text:p text:style-name="P7"><text:span text:style-name="Source_20_Text"><text:span text:style-name="T5">sudo wget https://github.com/JeffyCN/mirrors/raw/libmali/lib/aarch64-linux-gnu/libmali-valhall-g610-g6p0-x11-wayland-gbm.so</text:span></text:span></text:p>
      <text:p text:style-name="P7"/>
      <text:p text:style-name="P7"><text:span text:style-name="Source_20_Text"><text:span text:style-name="T4">cd</text:span></text:span><text:span text:style-name="Source_20_Text"><text:span text:style-name="T5"> /lib/firmware</text:span></text:span></text:p>
      <text:p text:style-name="P8"><text:span text:style-name="Source_20_Text"><text:span text:style-name="T5">sudo wget https://github.com/JeffyCN/mirrors/raw/libmali/firmware/g610/mali_csffw.bin</text:span></text:span></text:p>
      <text:p text:style-name="P2">Now we need the OpenCL ICD loader. The one in apt will suffice. Then, since we manually downloaded the Mali GPU blob, we need to add it to the OpenCL ICD config file.</text:p>
      <text:p text:style-name="P5"><text:span text:style-name="Source_20_Text"><text:span text:style-name="T5">sudo apt install mesa-opencl-icd clinfo</text:span></text:span></text:p>
      <text:p text:style-name="P7"/>
      <text:p text:style-name="P7"><text:span text:style-name="Source_20_Text"><text:span text:style-name="T5">sudo </text:span></text:span><text:span text:style-name="Source_20_Text"><text:span text:style-name="T4">mkdir</text:span></text:span><text:span text:style-name="Source_20_Text"><text:span text:style-name="T5"> -p /etc/OpenCL/vendors</text:span></text:span></text:p>
      <text:p text:style-name="P8"><text:span text:style-name="Source_20_Text"><text:span text:style-name="T4">echo</text:span></text:span><text:span text:style-name="Source_20_Text"><text:span text:style-name="T5"> </text:span></text:span><text:span text:style-name="Source_20_Text"><text:span text:style-name="T6">"/usr/lib/libmali-valhall-g610-g6p0-x11-wayland-gbm.so"</text:span></text:span><text:span text:style-name="Source_20_Text"><text:span text:style-name="T5"> | sudo </text:span></text:span><text:span text:style-name="Source_20_Text"><text:span text:style-name="T4">tee</text:span></text:span><text:span text:style-name="Source_20_Text"><text:span text:style-name="T5"> /etc/OpenCL/vendors/mali.icd</text:span></text:span></text:p>
      <text:p text:style-name="P2">Finally, we need to statisify the dependencies of the Mali OpenCL.</text:p>
      <text:p text:style-name="P6"><text:span text:style-name="Source_20_Text"><text:span text:style-name="T5">sudo apt install libxcb-dri2-0 libxcb-dri3-0 libwayland-client0 libwayland-server0 libx11-xcb1</text:span></text:span></text:p>
      <text:p text:style-name="P10"><text:span text:style-name="T2">Now you can run </text:span><text:span text:style-name="Source_20_Text"><text:span text:style-name="T3">clinfo</text:span></text:span><text:span text:style-name="T2"> to see if OpenCL is working.</text:span></text:p>
      <text:p text:style-name="P4">Дома на ноутбуке</text:p>
      <text:p text:style-name="P3">sudo apt install nvidia-libopencl1-340 ocl-icd-opencl-dev</text:p>
      <text:p text:style-name="Standard"/>
      <text:p text:style-name="Standard"/>
      <text:p text:style-name="Standard">sudo find / -name *libOpenCL* 2&gt;/dev/null</text:p>
      <text:p text:style-name="Standard">usr/share/doc/ocl-icd-libopencl1/html/LibOpenCL.html</text:p>
      <text:p text:style-name="Standard"><text:soft-page-break/>GPU</text:p>
      <text:p text:style-name="Standard">• Arm Mali-G610 MP4 “Odin” GPU </text:p>
      <text:p text:style-name="Standard">• Compatible with OpenGL ES1.1/2.0/3.2, OpenCL 2.2 and Vulkan 1.2 </text:p>
      <text:p text:style-name="Standard">• 3D graphics engine and 2D graphics engine </text:p>
      <text:p text:style-name="Standard"/>
      <text:p text:style-name="Standard">https://github.com/orangepi-xunlong</text:p>
      <text:p text:style-name="Standard">gpio-readall</text:p>
      <text:p text:style-name="Standard">gpio mode 2 out</text:p>
      <text:p text:style-name="Standard">gpio write 2 0</text:p>
      <text:p text:style-name="Standard">gpio mode 2 in</text:p>
      <text:p text:style-name="Standard">gpio read <text:s/>2</text:p>
      <text:p text:style-name="Standard">-lwiringPi</text:p>
      <text:p text:style-name="Standard">-lwiringPiDev</text:p>
      <text:p text:style-name="Standard"/>
      <text:p text:style-name="Standard">https://docs.khadas.com/products/sbc/vim4/applications/opencl</text:p>
      <text:p text:style-name="Standard"/>
      <text:p text:style-name="Standard"><text:a xlink:type="simple" xlink:href="https://www.youtube.com/watch?v=DO_68Hjs2UI" text:style-name="Internet_20_link" text:visited-style-name="Visited_20_Internet_20_Link">https://www.youtube.com/watch?v=DO_68Hjs2UI</text:a></text:p>
      <text:p text:style-name="Standard"/>
      <text:p text:style-name="Standard"><text:a xlink:type="simple" xlink:href="https://documen.tician.de/pyopencl/" text:style-name="Internet_20_link" text:visited-style-name="Visited_20_Internet_20_Link">https://documen.tician.de/pyopencl/</text:a></text:p>
      <text:p text:style-name="Standard"/>
      <text:p text:style-name="Standard"><text:a xlink:type="simple" xlink:href="https://github.com/mantiuk/opencl_examples" text:style-name="Internet_20_link" text:visited-style-name="Visited_20_Internet_20_Link">https://github.com/mantiuk/opencl_examples</text:a></text:p>
      <text:p text:style-name="Standard"/>
      <text:p text:style-name="Standard"><text:a xlink:type="simple" xlink:href="https://habr.com/ru/companies/yandex_praktikum/articles/591541/" text:style-name="Internet_20_link" text:visited-style-name="Visited_20_Internet_20_Link"><text:span text:style-name="T9">https://habr.com/ru/companies/yandex_praktikum/articles/591541/</text:span></text:a></text:p>
      <text:p text:style-name="Standard"><text:span text:style-name="T9">https://github.com/cpppracticum/GPGPU_Habr_Materials/tree/main/mandelmin</text:span></text:p>
      <text:p text:style-name="Standard"/>
      <text:p text:style-name="Standard"/>
      <text:p text:style-name="P11">BOOK 2</text:p>
      <text:p text:style-name="P12"/>
      <text:p text:style-name="P13">Chapter 1: Using OpenCL</text:p>
      <text:p text:style-name="P12">each work item has access to four types of memories: <text:span text:style-name="T7">global, <text:s/>constant, <text:s/>local, <text:s/>private.</text:span></text:p>
      <text:p text:style-name="P12"><text:span text:style-name="T7"/></text:p>
      <text:p text:style-name="P14">Provide the same declaration of the application data type to the OpenCL kernel file (*.cl) as well as the host application files (*.c, *.h, *.cpp, *.hpp); else the OpenCL runtime will emit errors to reflect that the struct it is looking for does not exist, and the replication is necessary as OpenCL prohibits the C header file inclusion mechanism.</text:p>
      <text:p text:style-name="P14"/>
      <text:p text:style-name="P14">Events in OpenCL fall into two categories as follows:</text:p>
      <text:p text:style-name="P14">- Host monitoring events</text:p>
      <text:p text:style-name="P14">- Command ev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X86_64 LibreOffice_project/30$Build-2</meta:generator>
    <dc:date>2024-06-27T17:54:36.625562061</dc:date>
    <meta:editing-duration>PT8H7M14S</meta:editing-duration>
    <meta:editing-cycles>16</meta:editing-cycles>
    <meta:document-statistic meta:table-count="0" meta:image-count="0" meta:object-count="0" meta:page-count="2" meta:paragraph-count="47" meta:word-count="304" meta:character-count="2601" meta:non-whitespace-character-count="2337"/>
  </office:meta>
</office:document-meta>
</file>